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cedula</text:p>
          </table:table-cell>
          <table:table-cell office:value-type="string">
            <text:p>nota1</text:p>
          </table:table-cell>
          <table:table-cell office:value-type="string">
            <text:p>nota2</text:p>
          </table:table-cell>
          <table:table-cell office:value-type="string">
            <text:p>nota3</text:p>
          </table:table-cell>
          <table:table-cell office:value-type="string">
            <text:p>notadefinitiva</text:p>
          </table:table-cell>
          <table:table-cell table:number-columns-repeated="7"/>
        </table:table-row>
        <table:table-row table:style-name="ro1">
          <table:table-cell office:value-type="string">
            <text:p>armando1</text:p>
          </table:table-cell>
          <table:table-cell office:value-type="string">
            <text:p>hernandez1</text:p>
          </table:table-cell>
          <table:table-cell office:value-type="float" office:value="21116004">
            <text:p>21116004</text:p>
          </table:table-cell>
          <table:table-cell office:value-type="float" office:value="1">
            <text:p>1</text:p>
          </table:table-cell>
          <table:table-cell table:formula="of:=[.D2]" office:value-type="float" office:value="1">
            <text:p>1</text:p>
          </table:table-cell>
          <table:table-cell table:formula="of:=[.E2]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rmando2</text:p>
          </table:table-cell>
          <table:table-cell office:value-type="string">
            <text:p>hernandez2</text:p>
          </table:table-cell>
          <table:table-cell office:value-type="float" office:value="21117004">
            <text:p>21117004</text:p>
          </table:table-cell>
          <table:table-cell office:value-type="float" office:value="2">
            <text:p>2</text:p>
          </table:table-cell>
          <table:table-cell table:formula="of:=[.D3]" office:value-type="float" office:value="2">
            <text:p>2</text:p>
          </table:table-cell>
          <table:table-cell table:formula="of:=[.E3]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rmando3</text:p>
          </table:table-cell>
          <table:table-cell office:value-type="string">
            <text:p>hernandez3</text:p>
          </table:table-cell>
          <table:table-cell office:value-type="float" office:value="21118004">
            <text:p>21118004</text:p>
          </table:table-cell>
          <table:table-cell office:value-type="float" office:value="3">
            <text:p>3</text:p>
          </table:table-cell>
          <table:table-cell table:formula="of:=[.D4]" office:value-type="float" office:value="3">
            <text:p>3</text:p>
          </table:table-cell>
          <table:table-cell table:formula="of:=[.E4]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rmando4</text:p>
          </table:table-cell>
          <table:table-cell office:value-type="string">
            <text:p>hernandez4</text:p>
          </table:table-cell>
          <table:table-cell office:value-type="float" office:value="21119004">
            <text:p>21119004</text:p>
          </table:table-cell>
          <table:table-cell office:value-type="float" office:value="4">
            <text:p>4</text:p>
          </table:table-cell>
          <table:table-cell table:formula="of:=[.D5]" office:value-type="float" office:value="4">
            <text:p>4</text:p>
          </table:table-cell>
          <table:table-cell table:formula="of:=[.E5]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armando5</text:p>
          </table:table-cell>
          <table:table-cell office:value-type="string">
            <text:p>hernandez5</text:p>
          </table:table-cell>
          <table:table-cell office:value-type="float" office:value="21120004">
            <text:p>21120004</text:p>
          </table:table-cell>
          <table:table-cell office:value-type="float" office:value="5">
            <text:p>5</text:p>
          </table:table-cell>
          <table:table-cell table:formula="of:=[.D6]" office:value-type="float" office:value="5">
            <text:p>5</text:p>
          </table:table-cell>
          <table:table-cell table:formula="of:=[.E6]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armando6</text:p>
          </table:table-cell>
          <table:table-cell office:value-type="string">
            <text:p>hernandez6</text:p>
          </table:table-cell>
          <table:table-cell office:value-type="float" office:value="21121004">
            <text:p>21121004</text:p>
          </table:table-cell>
          <table:table-cell office:value-type="float" office:value="6">
            <text:p>6</text:p>
          </table:table-cell>
          <table:table-cell table:formula="of:=[.D7]" office:value-type="float" office:value="6">
            <text:p>6</text:p>
          </table:table-cell>
          <table:table-cell table:formula="of:=[.E7]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armando7</text:p>
          </table:table-cell>
          <table:table-cell office:value-type="string">
            <text:p>hernandez7</text:p>
          </table:table-cell>
          <table:table-cell office:value-type="float" office:value="21122004">
            <text:p>21122004</text:p>
          </table:table-cell>
          <table:table-cell office:value-type="float" office:value="7">
            <text:p>7</text:p>
          </table:table-cell>
          <table:table-cell table:formula="of:=[.D8]" office:value-type="float" office:value="7">
            <text:p>7</text:p>
          </table:table-cell>
          <table:table-cell table:formula="of:=[.E8]"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armando8</text:p>
          </table:table-cell>
          <table:table-cell office:value-type="string">
            <text:p>hernandez8</text:p>
          </table:table-cell>
          <table:table-cell office:value-type="float" office:value="21123004">
            <text:p>21123004</text:p>
          </table:table-cell>
          <table:table-cell office:value-type="float" office:value="8">
            <text:p>8</text:p>
          </table:table-cell>
          <table:table-cell table:formula="of:=[.D9]" office:value-type="float" office:value="8">
            <text:p>8</text:p>
          </table:table-cell>
          <table:table-cell table:formula="of:=[.E9]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armando9</text:p>
          </table:table-cell>
          <table:table-cell office:value-type="string">
            <text:p>hernandez9</text:p>
          </table:table-cell>
          <table:table-cell office:value-type="float" office:value="21124004">
            <text:p>21124004</text:p>
          </table:table-cell>
          <table:table-cell office:value-type="float" office:value="9">
            <text:p>9</text:p>
          </table:table-cell>
          <table:table-cell table:formula="of:=[.D10]" office:value-type="float" office:value="9">
            <text:p>9</text:p>
          </table:table-cell>
          <table:table-cell table:formula="of:=[.E10]"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armando10</text:p>
          </table:table-cell>
          <table:table-cell office:value-type="string">
            <text:p>hernandez10</text:p>
          </table:table-cell>
          <table:table-cell office:value-type="float" office:value="21125004">
            <text:p>21125004</text:p>
          </table:table-cell>
          <table:table-cell office:value-type="float" office:value="10">
            <text:p>10</text:p>
          </table:table-cell>
          <table:table-cell table:formula="of:=[.D11]" office:value-type="float" office:value="10">
            <text:p>10</text:p>
          </table:table-cell>
          <table:table-cell table:formula="of:=[.E11]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armando11</text:p>
          </table:table-cell>
          <table:table-cell office:value-type="string">
            <text:p>hernandez11</text:p>
          </table:table-cell>
          <table:table-cell office:value-type="float" office:value="21126004">
            <text:p>21126004</text:p>
          </table:table-cell>
          <table:table-cell office:value-type="float" office:value="11">
            <text:p>11</text:p>
          </table:table-cell>
          <table:table-cell table:formula="of:=[.D12]" office:value-type="float" office:value="11">
            <text:p>11</text:p>
          </table:table-cell>
          <table:table-cell table:formula="of:=[.E12]" office:value-type="float" office:value="11">
            <text:p>11</text:p>
          </table:table-cell>
          <table:table-cell/>
          <table:table-cell table:style-name="ce1" table:number-columns-repeated="7"/>
        </table:table-row>
        <table:table-row table:style-name="ro1">
          <table:table-cell office:value-type="string">
            <text:p>armando12</text:p>
          </table:table-cell>
          <table:table-cell office:value-type="string">
            <text:p>hernandez12</text:p>
          </table:table-cell>
          <table:table-cell office:value-type="float" office:value="21127004">
            <text:p>21127004</text:p>
          </table:table-cell>
          <table:table-cell office:value-type="float" office:value="12">
            <text:p>12</text:p>
          </table:table-cell>
          <table:table-cell table:formula="of:=[.D13]" office:value-type="float" office:value="12">
            <text:p>12</text:p>
          </table:table-cell>
          <table:table-cell table:formula="of:=[.E13]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armando13</text:p>
          </table:table-cell>
          <table:table-cell office:value-type="string">
            <text:p>hernandez13</text:p>
          </table:table-cell>
          <table:table-cell office:value-type="float" office:value="21128004">
            <text:p>21128004</text:p>
          </table:table-cell>
          <table:table-cell office:value-type="float" office:value="13">
            <text:p>13</text:p>
          </table:table-cell>
          <table:table-cell table:formula="of:=[.D14]" office:value-type="float" office:value="13">
            <text:p>13</text:p>
          </table:table-cell>
          <table:table-cell table:formula="of:=[.E14]"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armando14</text:p>
          </table:table-cell>
          <table:table-cell office:value-type="string">
            <text:p>hernandez14</text:p>
          </table:table-cell>
          <table:table-cell office:value-type="float" office:value="21129004">
            <text:p>21129004</text:p>
          </table:table-cell>
          <table:table-cell office:value-type="float" office:value="14">
            <text:p>14</text:p>
          </table:table-cell>
          <table:table-cell table:formula="of:=[.D15]" office:value-type="float" office:value="14">
            <text:p>14</text:p>
          </table:table-cell>
          <table:table-cell table:formula="of:=[.E15]"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armando15</text:p>
          </table:table-cell>
          <table:table-cell office:value-type="string">
            <text:p>hernandez15</text:p>
          </table:table-cell>
          <table:table-cell office:value-type="float" office:value="21130004">
            <text:p>21130004</text:p>
          </table:table-cell>
          <table:table-cell office:value-type="float" office:value="15">
            <text:p>15</text:p>
          </table:table-cell>
          <table:table-cell table:formula="of:=[.D16]" office:value-type="float" office:value="15">
            <text:p>15</text:p>
          </table:table-cell>
          <table:table-cell table:formula="of:=[.E16]"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armando16</text:p>
          </table:table-cell>
          <table:table-cell office:value-type="string">
            <text:p>hernandez16</text:p>
          </table:table-cell>
          <table:table-cell office:value-type="float" office:value="21131004">
            <text:p>21131004</text:p>
          </table:table-cell>
          <table:table-cell office:value-type="float" office:value="16">
            <text:p>16</text:p>
          </table:table-cell>
          <table:table-cell table:formula="of:=[.D17]" office:value-type="float" office:value="16">
            <text:p>16</text:p>
          </table:table-cell>
          <table:table-cell table:formula="of:=[.E17]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armando17</text:p>
          </table:table-cell>
          <table:table-cell office:value-type="string">
            <text:p>hernandez17</text:p>
          </table:table-cell>
          <table:table-cell office:value-type="float" office:value="21132004">
            <text:p>21132004</text:p>
          </table:table-cell>
          <table:table-cell office:value-type="float" office:value="17">
            <text:p>17</text:p>
          </table:table-cell>
          <table:table-cell table:formula="of:=[.D18]" office:value-type="float" office:value="17">
            <text:p>17</text:p>
          </table:table-cell>
          <table:table-cell table:formula="of:=[.E18]"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armando18</text:p>
          </table:table-cell>
          <table:table-cell office:value-type="string">
            <text:p>hernandez18</text:p>
          </table:table-cell>
          <table:table-cell office:value-type="float" office:value="21133004">
            <text:p>21133004</text:p>
          </table:table-cell>
          <table:table-cell office:value-type="float" office:value="18">
            <text:p>18</text:p>
          </table:table-cell>
          <table:table-cell table:formula="of:=[.D19]" office:value-type="float" office:value="18">
            <text:p>18</text:p>
          </table:table-cell>
          <table:table-cell table:formula="of:=[.E19]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armando19</text:p>
          </table:table-cell>
          <table:table-cell office:value-type="string">
            <text:p>hernandez19</text:p>
          </table:table-cell>
          <table:table-cell office:value-type="float" office:value="21134004">
            <text:p>21134004</text:p>
          </table:table-cell>
          <table:table-cell office:value-type="float" office:value="19">
            <text:p>19</text:p>
          </table:table-cell>
          <table:table-cell table:formula="of:=[.D20]" office:value-type="float" office:value="19">
            <text:p>19</text:p>
          </table:table-cell>
          <table:table-cell table:formula="of:=[.E20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armando20</text:p>
          </table:table-cell>
          <table:table-cell office:value-type="string">
            <text:p>hernandez20</text:p>
          </table:table-cell>
          <table:table-cell office:value-type="float" office:value="21135004">
            <text:p>21135004</text:p>
          </table:table-cell>
          <table:table-cell office:value-type="float" office:value="20">
            <text:p>20</text:p>
          </table:table-cell>
          <table:table-cell table:formula="of:=[.D21]" office:value-type="float" office:value="20">
            <text:p>20</text:p>
          </table:table-cell>
          <table:table-cell table:formula="of:=[.E21]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armando21</text:p>
          </table:table-cell>
          <table:table-cell office:value-type="string">
            <text:p>hernandez21</text:p>
          </table:table-cell>
          <table:table-cell office:value-type="float" office:value="21136004">
            <text:p>21136004</text:p>
          </table:table-cell>
          <table:table-cell office:value-type="float" office:value="21">
            <text:p>21</text:p>
          </table:table-cell>
          <table:table-cell table:formula="of:=[.D22]" office:value-type="float" office:value="21">
            <text:p>21</text:p>
          </table:table-cell>
          <table:table-cell table:formula="of:=[.E22]"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armando22</text:p>
          </table:table-cell>
          <table:table-cell office:value-type="string">
            <text:p>hernandez22</text:p>
          </table:table-cell>
          <table:table-cell office:value-type="float" office:value="21137004">
            <text:p>21137004</text:p>
          </table:table-cell>
          <table:table-cell office:value-type="float" office:value="22">
            <text:p>22</text:p>
          </table:table-cell>
          <table:table-cell table:formula="of:=[.D23]" office:value-type="float" office:value="22">
            <text:p>22</text:p>
          </table:table-cell>
          <table:table-cell table:formula="of:=[.E23]"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rmando23</text:p>
          </table:table-cell>
          <table:table-cell office:value-type="string">
            <text:p>hernandez23</text:p>
          </table:table-cell>
          <table:table-cell office:value-type="float" office:value="21138004">
            <text:p>21138004</text:p>
          </table:table-cell>
          <table:table-cell office:value-type="float" office:value="23">
            <text:p>23</text:p>
          </table:table-cell>
          <table:table-cell table:formula="of:=[.D24]" office:value-type="float" office:value="23">
            <text:p>23</text:p>
          </table:table-cell>
          <table:table-cell table:formula="of:=[.E24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rmando24</text:p>
          </table:table-cell>
          <table:table-cell office:value-type="string">
            <text:p>hernandez24</text:p>
          </table:table-cell>
          <table:table-cell office:value-type="float" office:value="21139004">
            <text:p>21139004</text:p>
          </table:table-cell>
          <table:table-cell office:value-type="float" office:value="24">
            <text:p>24</text:p>
          </table:table-cell>
          <table:table-cell table:formula="of:=[.D25]" office:value-type="float" office:value="24">
            <text:p>24</text:p>
          </table:table-cell>
          <table:table-cell table:formula="of:=[.E2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rmando25</text:p>
          </table:table-cell>
          <table:table-cell office:value-type="string">
            <text:p>hernandez25</text:p>
          </table:table-cell>
          <table:table-cell office:value-type="float" office:value="21140004">
            <text:p>21140004</text:p>
          </table:table-cell>
          <table:table-cell office:value-type="float" office:value="25">
            <text:p>25</text:p>
          </table:table-cell>
          <table:table-cell table:formula="of:=[.D26]" office:value-type="float" office:value="25">
            <text:p>25</text:p>
          </table:table-cell>
          <table:table-cell table:formula="of:=[.E26]" office:value-type="float" office:value="25">
            <text:p>25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22:54:16</meta:creation-date>
    <dc:date>2014-05-25T20:06:56</dc:date>
    <meta:editing-duration>PT36M41S</meta:editing-duration>
    <meta:editing-cycles>7</meta:editing-cycles>
    <meta:generator>LibreOffice/3.5$Linux_x86 LibreOffice_project/350m1$Build-202</meta:generator>
    <meta:document-statistic meta:table-count="3" meta:cell-count="157" meta:object-count="0"/>
  </office:meta>
</office:document-meta>
</file>